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may-break-between-rows="true" table:border-model="collapsing"/>
    </style:style>
    <style:style style:name="Tabla1.A" style:family="table-column">
      <style:table-column-properties style:column-width="2.932cm" style:rel-column-width="10921*"/>
    </style:style>
    <style:style style:name="Tabla1.B" style:family="table-column">
      <style:table-column-properties style:column-width="2.932cm" style:rel-column-width="10923*"/>
    </style:style>
    <style:style style:name="Tabla1.C" style:family="table-column">
      <style:table-column-properties style:column-width="2.932cm" style:rel-column-width="10922*"/>
    </style:style>
    <style:style style:name="Tabla1.F" style:family="table-column">
      <style:table-column-properties style:column-width="2.932cm" style:rel-column-width="10924*"/>
    </style:style>
    <style:style style:name="Tabla1.1" style:family="table-row">
      <style:table-row-properties fo:keep-together="auto"/>
    </style:style>
    <style:style style:name="Tabla1.A1" style:family="table-cell">
      <style:table-cell-properties style:vertical-align="middle" fo:background-color="transparent" fo:padding="0cm" fo:border-left="none" fo:border-right="none" fo:border-top="2pt solid #000000" fo:border-bottom="0.75pt solid #000000" style:writing-mode="page">
        <style:background-image/>
      </style:table-cell-properties>
    </style:style>
    <style:style style:name="Tabla1.A2"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a1.E4" style:family="table-cell" style:data-style-name="N10000">
      <style:table-cell-properties style:vertical-align="middle" fo:background-color="#eeeeee" fo:padding="0cm" fo:border-left="none" fo:border-right="none" fo:border-top="none" fo:border-bottom="0.75pt solid #999999" style:writing-mode="page">
        <style:background-image/>
      </style:table-cell-properties>
    </style:style>
    <style:style style:name="Tabla1.A6"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a1.B6" style:family="table-cell" style:data-style-name="N10000">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Title" style:master-page-name="First_20_Page">
      <style:paragraph-properties style:page-number="auto"/>
    </style:style>
    <style:style style:name="P2" style:family="paragraph" style:parent-style-name="Text_20_body">
      <style:text-properties style:font-name="Arial" officeooo:rsid="000ad162" officeooo:paragraph-rsid="000ad162"/>
    </style:style>
    <style:style style:name="P3" style:family="paragraph" style:parent-style-name="Text_20_body">
      <style:text-properties style:font-name="Arial"/>
    </style:style>
    <style:style style:name="P4" style:family="paragraph" style:parent-style-name="Text_20_body">
      <style:text-properties style:font-name="Arial" officeooo:paragraph-rsid="00079eb2"/>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588cm" style:type="right" style:leader-style="dotted" style:leader-text="."/>
        </style:tab-stops>
      </style:paragraph-properties>
    </style:style>
    <style:style style:name="P7" style:family="paragraph" style:parent-style-name="Contents_20_2">
      <style:paragraph-properties>
        <style:tab-stops>
          <style:tab-stop style:position="17.089cm" style:type="right" style:leader-style="dotted" style:leader-text="."/>
        </style:tab-stops>
      </style:paragraph-properties>
    </style:style>
    <style:style style:name="P8" style:family="paragraph" style:parent-style-name="Contents_20_3">
      <style:paragraph-properties>
        <style:tab-stops>
          <style:tab-stop style:position="16.588cm" style:type="right" style:leader-style="dotted" style:leader-text="."/>
        </style:tab-stops>
      </style:paragraph-properties>
    </style:style>
    <style:style style:name="P9" style:family="paragraph" style:parent-style-name="Contents_20_4">
      <style:paragraph-properties>
        <style:tab-stops>
          <style:tab-stop style:position="16.088cm" style:type="right" style:leader-style="dotted" style:leader-text="."/>
        </style:tab-stops>
      </style:paragraph-properties>
    </style:style>
    <style:style style:name="P10" style:family="paragraph" style:parent-style-name="Preformatted_20_Text">
      <style:text-properties style:font-name="Arial" officeooo:rsid="00047c9b" officeooo:paragraph-rsid="00047c9b"/>
    </style:style>
    <style:style style:name="P11" style:family="paragraph" style:parent-style-name="Preformatted_20_Text">
      <style:paragraph-properties fo:break-before="page"/>
      <style:text-properties style:font-name="Arial" officeooo:rsid="00047c9b" officeooo:paragraph-rsid="00047c9b"/>
    </style:style>
    <style:style style:name="P12" style:family="paragraph" style:parent-style-name="Preformatted_20_Text">
      <style:text-properties style:font-name="Arial" officeooo:rsid="00062753" officeooo:paragraph-rsid="00062753"/>
    </style:style>
    <style:style style:name="P13" style:family="paragraph" style:parent-style-name="Standard">
      <style:text-properties style:font-name="Arial" officeooo:rsid="00062753"/>
    </style:style>
    <style:style style:name="P14" style:family="paragraph" style:parent-style-name="Preformatted_20_Text">
      <style:text-properties style:font-name="Arial" officeooo:rsid="000bd542" officeooo:paragraph-rsid="000bd542"/>
    </style:style>
    <style:style style:name="P15" style:family="paragraph" style:parent-style-name="Heading_20_3" style:list-style-name="">
      <style:text-properties officeooo:rsid="00062753"/>
    </style:style>
    <style:style style:name="P16" style:family="paragraph" style:parent-style-name="Text_20_body">
      <style:paragraph-properties fo:break-before="page"/>
      <style:text-properties officeooo:rsid="00062753"/>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Preformatted_20_Text">
      <style:text-properties style:font-name="Arial" officeooo:rsid="00062753" officeooo:paragraph-rsid="001107ce"/>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107ce" officeooo:paragraph-rsid="001107ce" style:font-name-asian="NSimSun"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1b0ba" officeooo:paragraph-rsid="0011b0ba" style:font-name-asian="NSimSun"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officeooo:paragraph-rsid="0011b0ba"/>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1b0ba" officeooo:paragraph-rsid="0011b0ba"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5" style:family="paragraph" style:parent-style-name="Preformatted_20_Text">
      <style:text-properties style:font-name="Arial" officeooo:rsid="00062753" officeooo:paragraph-rsid="001088c6"/>
    </style:style>
    <style:style style:name="P26" style:family="paragraph" style:parent-style-name="Heading_20_2" style:list-style-name="">
      <style:text-properties style:font-name="Arial"/>
    </style:style>
    <style:style style:name="P27" style:family="paragraph" style:parent-style-name="Heading_20_2">
      <style:paragraph-properties fo:break-before="page"/>
      <style:text-properties style:font-name="Arial"/>
    </style:style>
    <style:style style:name="P28" style:family="paragraph" style:parent-style-name="Heading_20_2">
      <style:text-properties style:font-name="Arial"/>
    </style:style>
    <style:style style:name="P29" style:family="paragraph" style:parent-style-name="Text_20_body">
      <style:text-properties style:font-name="Arial" officeooo:rsid="00120c42" officeooo:paragraph-rsid="00120c42"/>
    </style:style>
    <style:style style:name="P30" style:family="paragraph" style:parent-style-name="Heading_20_3">
      <style:text-properties style:font-name="Arial"/>
    </style:style>
    <style:style style:name="P31" style:family="paragraph" style:parent-style-name="Text_20_body">
      <style:text-properties style:font-name="Arial" officeooo:rsid="00120c42" officeooo:paragraph-rsid="0014f0d0"/>
    </style:style>
    <style:style style:name="P32" style:family="paragraph" style:parent-style-name="Text_20_body">
      <style:text-properties officeooo:paragraph-rsid="0014f0d0"/>
    </style:style>
    <style:style style:name="P33" style:family="paragraph" style:parent-style-name="Text_20_body">
      <style:text-properties style:font-name="Arial" officeooo:paragraph-rsid="00135321"/>
    </style:style>
    <style:style style:name="P34" style:family="paragraph" style:parent-style-name="Text_20_body">
      <style:text-properties fo:font-size="12pt" style:font-size-asian="10.5pt" style:font-size-complex="12pt"/>
    </style:style>
    <style:style style:name="P35" style:family="paragraph" style:parent-style-name="Text_20_body" style:list-style-name="L1"/>
    <style:style style:name="P36" style:family="paragraph" style:parent-style-name="Heading_20_3" style:list-style-name="">
      <style:paragraph-properties>
        <style:tab-stops/>
      </style:paragraph-properties>
    </style:style>
    <style:style style:name="P37" style:family="paragraph" style:parent-style-name="Heading_20_3">
      <style:paragraph-properties fo:break-before="page"/>
    </style:style>
    <style:style style:name="P38" style:family="paragraph" style:parent-style-name="Text_20_body">
      <style:text-properties officeooo:paragraph-rsid="001be685"/>
    </style:style>
    <style:style style:name="P39" style:family="paragraph" style:parent-style-name="Text_20_body" style:list-style-name="L2">
      <style:text-properties officeooo:paragraph-rsid="001be685"/>
    </style:style>
    <style:style style:name="P40" style:family="paragraph" style:parent-style-name="Text_20_body" style:list-style-name="L3">
      <style:paragraph-properties fo:margin-top="0cm" fo:margin-bottom="0cm" style:contextual-spacing="false"/>
      <style:text-properties officeooo:paragraph-rsid="001be685"/>
    </style:style>
    <style:style style:name="P41" style:family="paragraph" style:parent-style-name="Text_20_body" style:list-style-name="L3">
      <style:text-properties officeooo:paragraph-rsid="001be685"/>
    </style:style>
    <style:style style:name="P42" style:family="paragraph" style:parent-style-name="Text_20_body" style:list-style-name="L4">
      <style:paragraph-properties fo:margin-top="0cm" fo:margin-bottom="0cm" style:contextual-spacing="false"/>
      <style:text-properties officeooo:paragraph-rsid="001be685"/>
    </style:style>
    <style:style style:name="P43" style:family="paragraph" style:parent-style-name="Text_20_body" style:list-style-name="L4">
      <style:text-properties officeooo:paragraph-rsid="001be685"/>
    </style:style>
    <style:style style:name="P44" style:family="paragraph" style:parent-style-name="Text_20_body" style:list-style-name="L5">
      <style:paragraph-properties fo:margin-top="0cm" fo:margin-bottom="0cm" style:contextual-spacing="false"/>
      <style:text-properties officeooo:paragraph-rsid="001be685"/>
    </style:style>
    <style:style style:name="P45" style:family="paragraph" style:parent-style-name="Text_20_body" style:list-style-name="L5">
      <style:text-properties officeooo:paragraph-rsid="001be685"/>
    </style:style>
    <style:style style:name="P46" style:family="paragraph" style:parent-style-name="Text_20_body" style:list-style-name="L6">
      <style:paragraph-properties fo:margin-top="0cm" fo:margin-bottom="0cm" style:contextual-spacing="false"/>
      <style:text-properties officeooo:paragraph-rsid="001be685"/>
    </style:style>
    <style:style style:name="P47" style:family="paragraph" style:parent-style-name="Text_20_body" style:list-style-name="L6">
      <style:text-properties officeooo:paragraph-rsid="001be685"/>
    </style:style>
    <style:style style:name="P48" style:family="paragraph" style:parent-style-name="Text_20_body" style:list-style-name="L7">
      <style:paragraph-properties fo:margin-top="0cm" fo:margin-bottom="0cm" style:contextual-spacing="false"/>
      <style:text-properties officeooo:paragraph-rsid="001be685"/>
    </style:style>
    <style:style style:name="P49" style:family="paragraph" style:parent-style-name="Text_20_body" style:list-style-name="L7">
      <style:text-properties officeooo:paragraph-rsid="001be685"/>
    </style:style>
    <style:style style:name="P50" style:family="paragraph" style:parent-style-name="Heading_20_1" style:list-style-name="">
      <style:paragraph-properties>
        <style:tab-stops/>
      </style:paragraph-properties>
    </style:style>
    <style:style style:name="P51" style:family="paragraph" style:parent-style-name="Heading_20_1">
      <style:paragraph-properties fo:break-before="page"/>
    </style:style>
    <style:style style:name="P52" style:family="paragraph" style:parent-style-name="Text_20_body">
      <style:text-properties officeooo:rsid="001c480c" officeooo:paragraph-rsid="001c480c"/>
    </style:style>
    <style:style style:name="P53" style:family="paragraph" style:parent-style-name="Text_20_body">
      <style:text-properties officeooo:rsid="001d75cd" officeooo:paragraph-rsid="001d75cd"/>
    </style:style>
    <style:style style:name="P54" style:family="paragraph" style:parent-style-name="Text_20_body">
      <style:text-properties officeooo:rsid="00202516" officeooo:paragraph-rsid="00202516"/>
    </style:style>
    <style:style style:name="P55" style:family="paragraph" style:parent-style-name="Preformatted_20_Text">
      <style:text-properties officeooo:rsid="00062753" officeooo:paragraph-rsid="00062753"/>
    </style:style>
    <style:style style:name="P56" style:family="paragraph" style:parent-style-name="Preformatted_20_Text">
      <style:text-properties style:font-name="Arial" officeooo:rsid="00047c9b" officeooo:paragraph-rsid="00062753"/>
    </style:style>
    <style:style style:name="T1" style:family="text">
      <style:text-properties officeooo:rsid="00079eb2"/>
    </style:style>
    <style:style style:name="T2" style:family="text">
      <style:text-properties style:font-name="Arial" fo:language="es" fo:country="ES"/>
    </style:style>
    <style:style style:name="T3" style:family="text">
      <style:text-properties style:font-name="Arial"/>
    </style:style>
    <style:style style:name="T4" style:family="text">
      <style:text-properties officeooo:rsid="001107ce"/>
    </style:style>
    <style:style style:name="T5" style:family="text">
      <style:text-properties officeooo:rsid="0011b0ba"/>
    </style:style>
    <style:style style:name="T6" style:family="text">
      <style:text-properties fo:color="#000000" loext:opacity="100%" style:text-outline="false" style:text-line-through-style="none" style:text-line-through-type="none" style:font-name="Arial" fo:font-size="6pt" fo:font-style="normal" fo:text-shadow="none" style:text-underline-style="none" fo:font-weight="bold" officeooo:rsid="0011b0ba" style:font-name-asian="NSimSun" style:font-size-asian="6pt" style:font-style-asian="normal" style:font-weight-asian="bold" style:font-name-complex="Liberation Mono" style:font-size-complex="6pt" style:font-style-complex="normal" style:font-weight-complex="bold" style:text-overline-style="none" style:text-overline-color="font-color"/>
    </style:style>
    <style:style style:name="T7" style:family="text">
      <style:text-properties fo:font-size="6pt" style:font-size-asian="6pt" style:font-size-complex="6pt"/>
    </style:style>
    <style:style style:name="T8" style:family="text">
      <style:text-properties style:font-name="Arial" officeooo:rsid="00120c42"/>
    </style:style>
    <style:style style:name="T9" style:family="text">
      <style:text-properties officeooo:rsid="0014f0d0"/>
    </style:style>
    <style:style style:name="T10" style:family="text">
      <style:text-properties officeooo:rsid="00135321"/>
    </style:style>
    <style:style style:name="T11" style:family="text">
      <style:text-properties style:font-name="Arial" officeooo:rsid="00135321"/>
    </style:style>
    <style:style style:name="T12" style:family="text">
      <style:text-properties style:font-name="Arial"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73ef6" style:font-weight-asian="normal" style:font-weight-complex="normal"/>
    </style:style>
    <style:style style:name="T15" style:family="text">
      <style:text-properties officeooo:rsid="00173ef6"/>
    </style:style>
    <style:style style:name="T16" style:family="text">
      <style:text-properties officeooo:rsid="001d75cd"/>
    </style:style>
    <style:style style:name="T17" style:family="text">
      <style:text-properties officeooo:rsid="0020251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text:span text:style-name="T1">aster </text:span>T<text:span text:style-name="T1">esting </text:span>P<text:span text:style-name="T1">lan</text:span></text:p>
      <text:p text:style-name="P2">Gama Web Platform</text:p>
      <text:p text:style-name="P2">version</text:p>
      <text:p text:style-name="P2">08/11/2024</text:p>
      <text:p text:style-name="P2">Equipo:</text:p>
      <text:p text:style-name="P2">Arias Michel Alfredo</text:p>
      <text:p text:style-name="P2">Salazar Martinez Miguel Angel</text:p>
      <text:p text:style-name="P3"/>
      <text:p text:style-name="P4"/>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5">Contenido</text:p>
          </text:index-title>
          <text:p text:style-name="P6"><text:a xlink:type="simple" xlink:href="#__RefHeading___Toc463_1829542481" text:style-name="Index_20_Link" text:visited-style-name="Index_20_Link">1. Introducción<text:tab/>5</text:a></text:p>
          <text:p text:style-name="P7"><text:a xlink:type="simple" xlink:href="#__RefHeading___Toc465_1829542481" text:style-name="Index_20_Link" text:visited-style-name="Index_20_Link">1.1. Identificador del documento<text:tab/>5</text:a></text:p>
          <text:p text:style-name="P7"><text:a xlink:type="simple" xlink:href="#__RefHeading___Toc467_1829542481" text:style-name="Index_20_Link" text:visited-style-name="Index_20_Link">1.2. Alcance<text:tab/>5</text:a></text:p>
          <text:p text:style-name="P7"><text:a xlink:type="simple" xlink:href="#__RefHeading___Toc469_1829542481" text:style-name="Index_20_Link" text:visited-style-name="Index_20_Link">1.3. Referencias<text:tab/>5</text:a></text:p>
          <text:p text:style-name="P7"><text:a xlink:type="simple" xlink:href="#__RefHeading___Toc471_1829542481" text:style-name="Index_20_Link" text:visited-style-name="Index_20_Link">1.4. Descripción general del sistema y características clave<text:tab/>5</text:a></text:p>
          <text:p text:style-name="P7"><text:a xlink:type="simple" xlink:href="#__RefHeading___Toc473_1829542481" text:style-name="Index_20_Link" text:visited-style-name="Index_20_Link">1.5. Descripción general de las pruebas<text:tab/>5</text:a></text:p>
          <text:p text:style-name="P8"><text:a xlink:type="simple" xlink:href="#__RefHeading___Toc475_1829542481" text:style-name="Index_20_Link" text:visited-style-name="Index_20_Link">1.5.1 Organización<text:tab/>5</text:a></text:p>
          <text:p text:style-name="P8"><text:a xlink:type="simple" xlink:href="#__RefHeading___Toc477_1829542481" text:style-name="Index_20_Link" text:visited-style-name="Index_20_Link">1.5.2 Calendario maestro de pruebas<text:tab/>5</text:a></text:p>
          <text:p text:style-name="P8"><text:a xlink:type="simple" xlink:href="#__RefHeading___Toc479_1829542481" text:style-name="Index_20_Link" text:visited-style-name="Index_20_Link">1.5.3 Esquema de nivel de integridad<text:tab/>5</text:a></text:p>
          <text:p text:style-name="P8"><text:a xlink:type="simple" xlink:href="#__RefHeading___Toc481_1829542481" text:style-name="Index_20_Link" text:visited-style-name="Index_20_Link">1.5.4 Resumen de recursos<text:tab/>5</text:a></text:p>
          <text:p text:style-name="P8"><text:a xlink:type="simple" xlink:href="#__RefHeading___Toc483_1829542481" text:style-name="Index_20_Link" text:visited-style-name="Index_20_Link">1.5.5 Responsabilidades<text:tab/>5</text:a></text:p>
          <text:p text:style-name="P8"><text:a xlink:type="simple" xlink:href="#__RefHeading___Toc485_1829542481" text:style-name="Index_20_Link" text:visited-style-name="Index_20_Link">1.5.6 Herramientas, técnicas, métodos y métricas<text:tab/>5</text:a></text:p>
          <text:p text:style-name="P6"><text:a xlink:type="simple" xlink:href="#__RefHeading___Toc487_1829542481" text:style-name="Index_20_Link" text:visited-style-name="Index_20_Link">2. Detalles del Plan Maestro de Pruebas<text:tab/>5</text:a></text:p>
          <text:p text:style-name="P7"><text:a xlink:type="simple" xlink:href="#__RefHeading___Toc489_1829542481" text:style-name="Index_20_Link" text:visited-style-name="Index_20_Link">2.1. Procesos de prueba incluyendo la definición de niveles de prueba<text:tab/>5</text:a></text:p>
          <text:p text:style-name="P8"><text:a xlink:type="simple" xlink:href="#__RefHeading___Toc491_1829542481" text:style-name="Index_20_Link" text:visited-style-name="Index_20_Link">2.1.1 Proceso: Gestión<text:tab/>5</text:a></text:p>
          <text:p text:style-name="P9"><text:a xlink:type="simple" xlink:href="#__RefHeading___Toc493_1829542481" text:style-name="Index_20_Link" text:visited-style-name="Index_20_Link">2.1.1.1 Actividad: Gestión del esfuerzo de prueba<text:tab/>5</text:a></text:p>
          <text:p text:style-name="P8"><text:a xlink:type="simple" xlink:href="#__RefHeading___Toc495_1829542481" text:style-name="Index_20_Link" text:visited-style-name="Index_20_Link">2.1.2 Proceso: Adquisición<text:tab/>5</text:a></text:p>
          <text:p text:style-name="P9"><text:a xlink:type="simple" xlink:href="#__RefHeading___Toc497_1829542481" text:style-name="Index_20_Link" text:visited-style-name="Index_20_Link">2.1.2.1 Actividad: Pruebas de soporte a la adquisición<text:tab/>5</text:a></text:p>
          <text:p text:style-name="P8"><text:a xlink:type="simple" xlink:href="#__RefHeading___Toc499_1829542481" text:style-name="Index_20_Link" text:visited-style-name="Index_20_Link">2.1.3 Proceso: Suministro<text:tab/>5</text:a></text:p>
          <text:p text:style-name="P9"><text:a xlink:type="simple" xlink:href="#__RefHeading___Toc501_1829542481" text:style-name="Index_20_Link" text:visited-style-name="Index_20_Link">2.1.3.1 Actividad: Planificación de la prueba<text:tab/>5</text:a></text:p>
          <text:p text:style-name="P8"><text:a xlink:type="simple" xlink:href="#__RefHeading___Toc503_1829542481" text:style-name="Index_20_Link" text:visited-style-name="Index_20_Link">2.1.4 Proceso: Desarrollo<text:tab/>6</text:a></text:p>
          <text:p text:style-name="P9"><text:a xlink:type="simple" xlink:href="#__RefHeading___Toc505_1829542481" text:style-name="Index_20_Link" text:visited-style-name="Index_20_Link">2.1.4.1 Actividad: Concepto<text:tab/>6</text:a></text:p>
          <text:p text:style-name="P9"><text:a xlink:type="simple" xlink:href="#__RefHeading___Toc507_1829542481" text:style-name="Index_20_Link" text:visited-style-name="Index_20_Link">2.1.4.2 Actividad: Requisitos<text:tab/>6</text:a></text:p>
          <text:p text:style-name="P9"><text:a xlink:type="simple" xlink:href="#__RefHeading___Toc509_1829542481" text:style-name="Index_20_Link" text:visited-style-name="Index_20_Link">2.1.4.3 Actividad: Diseño<text:tab/>6</text:a></text:p>
          <text:p text:style-name="P9"><text:a xlink:type="simple" xlink:href="#__RefHeading___Toc511_1829542481" text:style-name="Index_20_Link" text:visited-style-name="Index_20_Link">2.1.4.4 Actividad: Implementación<text:tab/>6</text:a></text:p>
          <text:p text:style-name="P9"><text:a xlink:type="simple" xlink:href="#__RefHeading___Toc513_1829542481" text:style-name="Index_20_Link" text:visited-style-name="Index_20_Link">2.1.4.5 Actividad: Pruebas<text:tab/>6</text:a></text:p>
          <text:p text:style-name="P9"><text:a xlink:type="simple" xlink:href="#__RefHeading___Toc515_1829542481" text:style-name="Index_20_Link" text:visited-style-name="Index_20_Link">2.1.4.6 Actividad: Instalación/comprobación<text:tab/>6</text:a></text:p>
          <text:p text:style-name="P8"><text:a xlink:type="simple" xlink:href="#__RefHeading___Toc517_1829542481" text:style-name="Index_20_Link" text:visited-style-name="Index_20_Link">2.1.5 Proceso: Operación<text:tab/>6</text:a></text:p>
          <text:p text:style-name="P9"><text:a xlink:type="simple" xlink:href="#__RefHeading___Toc519_1829542481" text:style-name="Index_20_Link" text:visited-style-name="Index_20_Link">2.1.5.1 Actividad: Pruebas operativas<text:tab/>6</text:a></text:p>
          <text:p text:style-name="P8"><text:a xlink:type="simple" xlink:href="#__RefHeading___Toc521_1829542481" text:style-name="Index_20_Link" text:visited-style-name="Index_20_Link">2.1.6 Proceso: Mantenimiento<text:tab/>6</text:a></text:p>
          <text:p text:style-name="P9"><text:a xlink:type="simple" xlink:href="#__RefHeading___Toc523_1829542481" text:style-name="Index_20_Link" text:visited-style-name="Index_20_Link">2.1.6.1 Actividad: Pruebas de mantenimiento<text:tab/>6</text:a></text:p>
          <text:p text:style-name="P8"><text:a xlink:type="simple" xlink:href="#__RefHeading___Toc525_1829542481" text:style-name="Index_20_Link" text:visited-style-name="Index_20_Link">2.2. Requisitos de documentación de pruebas<text:tab/>6</text:a></text:p>
          <text:p text:style-name="P8"><text:a xlink:type="simple" xlink:href="#__RefHeading___Toc527_1829542481" text:style-name="Index_20_Link" text:visited-style-name="Index_20_Link">2.3. Requisitos de administración de pruebas<text:tab/>6</text:a></text:p>
          <text:p text:style-name="P8"><text:a xlink:type="simple" xlink:href="#__RefHeading___Toc529_1829542481" text:style-name="Index_20_Link" text:visited-style-name="Index_20_Link">2.4. Requisitos de informes de pruebas<text:tab/>6</text:a></text:p>
          <text:p text:style-name="P6"><text:a xlink:type="simple" xlink:href="#__RefHeading___Toc531_1829542481" text:style-name="Index_20_Link" text:visited-style-name="Index_20_Link">3. Generalidades<text:tab/>6</text:a></text:p>
          <text:p text:style-name="P8"><text:a xlink:type="simple" xlink:href="#__RefHeading___Toc533_1829542481" text:style-name="Index_20_Link" text:visited-style-name="Index_20_Link">3.1. Glosario<text:tab/>6</text:a></text:p>
          <text:p text:style-name="P8"><text:a xlink:type="simple" xlink:href="#__RefHeading___Toc535_1829542481" text:style-name="Index_20_Link" text:visited-style-name="Index_20_Link">3.2. Procedimientos y historial de cambios del documento<text:tab/>6</text:a></text:p>
        </text:index-body>
      </text:table-of-content>
      <text:p text:style-name="Text_20_body"/>
      <text:p text:style-name="P10"/>
      <text:p text:style-name="P10"/>
      <text:p text:style-name="P11"/>
      <text:p text:style-name="P12">contenido</text:p>
      <text:p text:style-name="P12">indice de figuras</text:p>
      <text:p text:style-name="P12"/>
      <text:p text:style-name="P13"/>
      <text:p text:style-name="P12">Personas responsables:</text:p>
      <text:p text:style-name="P14">Elaboracion:</text:p>
      <text:p text:style-name="P14"><text:tab/>Salazar Martinez Miguel Angel</text:p>
      <text:p text:style-name="P14">Revision:</text:p>
      <text:p text:style-name="P14"><text:tab/>Arias Michel Alfredo</text:p>
      <text:p text:style-name="P14">Aprobacion final:</text:p>
      <text:p text:style-name="P14"><text:tab/>Dr. Mario Siller</text:p>
      <text:p text:style-name="P14"/>
      <text:p text:style-name="P14"/>
      <text:p text:style-name="P14"/>
      <text:h text:style-name="P15" text:outline-level="3"><text:span text:style-name="T2"/></text:h>
      <text:p text:style-name="P16"><text:span text:style-name="T2"/></text:p>
      <text:h text:style-name="Heading_20_1" text:outline-level="1"><text:bookmark-start text:name="__RefHeading___Toc463_1829542481"/>1. Introducción <text:s/><text:bookmark-end text:name="__RefHeading___Toc463_1829542481"/></text:h>
      <text:p text:style-name="Text_20_body"/>
      <text:p text:style-name="Text_20_body"><text:span text:style-name="T3">Este documento constituye el </text:span><text:span text:style-name="Strong_20_Emphasis"><text:span text:style-name="T3">Plan Maestro de Pruebas (MTP)</text:span></text:span><text:span text:style-name="T3"> de la plataforma de simulación, la cual está diseñada para ejecutar simulaciones de modelos específicos usando GAMA en modo headless. Este plan se enmarca en el contexto del ciclo de vida del proyecto, el cual busca ofrecer resultados precisos de simulaciones a los clientes a través de un backend basado en Django.</text:span></text:p>
      <text:p text:style-name="P3">La plataforma, mediante GAMA headless, permite realizar simulaciones de modelos complejos de manera automatizada. El backend de Django facilita la recepción, procesamiento y entrega de resultados al cliente final, garantizando una comunicación eficiente y en tiempo real de los datos generados. Esta sección describe el esfuerzo general de pruebas, incluyendo la organización del equipo de pruebas, el cronograma, y el esquema de integridad que se aplicará para asegurar la calidad y consistencia de los resultados.</text:p>
      <text:p text:style-name="P3">Además, se proporciona un resumen de los recursos necesarios, las responsabilidades asignadas y las herramientas y técnicas que se emplearán durante el proceso de pruebas para cubrir los requerimientos específicos de simulación y entrega de datos.</text:p>
      <text:p text:style-name="Text_20_body"/>
      <text:p text:style-name="Text_20_body"/>
      <text:h text:style-name="P17" text:outline-level="2"/>
      <text:h text:style-name="P18" text:outline-level="2"><text:bookmark-start text:name="__RefHeading___Toc465_1829542481"/>1.1. Identificador del documento <text:s/><text:bookmark-end text:name="__RefHeading___Toc465_1829542481"/></text:h>
      <text:p text:style-name="P19"><text:span text:style-name="Strong_20_Emphasis">Nombre del Proyecto</text:span>: </text:p>
      <text:p text:style-name="P19"><text:tab/>Gama Web Platform<text:line-break/><text:span text:style-name="Strong_20_Emphasis">ID del Plan de Pruebas</text:span>: </text:p>
      <text:p text:style-name="P19"><text:tab/>BitDev_MTP_GWP_Vxx.xx<text:line-break/><text:span text:style-name="Strong_20_Emphasis">Fecha de Creación</text:span>: </text:p>
      <text:p text:style-name="P19"><text:tab/>04/10/2024<text:line-break/><text:span text:style-name="Strong_20_Emphasis">Autor</text:span><text:span text:style-name="Strong_20_Emphasis"><text:span text:style-name="T4">(es)</text:span></text:span>: </text:p>
      <text:p text:style-name="P19"><text:tab/>Miguel <text:span text:style-name="T5">A</text:span>ngel Salazar Martínez<text:line-break/><text:span text:style-name="Strong_20_Emphasis">Estado del Documento</text:span>: </text:p>
      <text:p text:style-name="P19"><text:tab/>Borrador <text:span text:style-name="T4">V2</text:span><text:line-break/><text:span text:style-name="Strong_20_Emphasis">Revisores</text:span>: </text:p>
      <text:p text:style-name="P19"><text:tab/><text:span text:style-name="T4">Arias Michel Alfredo</text:span></text:p>
      <text:p text:style-name="P19"><text:tab/><text:span text:style-name="T4">Rocha Torres Isaac</text:span></text:p>
      <text:p text:style-name="P19"><text:tab/><text:span text:style-name="T4">Pedraza Juan Daniel</text:span><text:line-break/><text:span text:style-name="Strong_20_Emphasis">Historial de Cambios</text:span>: </text:p>
      <text:p text:style-name="P19"><text:tab/></text:p>
      <table:table table:name="Tabla1" table:style-name="Tabla1" table:template-name="Elegant">
        <table:table-column table:style-name="Tabla1.A"/>
        <table:table-column table:style-name="Tabla1.B"/>
        <table:table-column table:style-name="Tabla1.C"/>
        <table:table-column table:style-name="Tabla1.B"/>
        <table:table-column table:style-name="Tabla1.C"/>
        <table:table-column table:style-name="Tabla1.F"/>
        <table:table-row table:style-name="Tabla1.1">
          <table:table-cell table:style-name="Tabla1.A1" office:value-type="string">
            <text:p text:style-name="P20">Versión</text:p>
          </table:table-cell>
          <table:table-cell table:style-name="Tabla1.A1" office:value-type="string">
            <text:p text:style-name="P20">Fecha de cambio</text:p>
          </table:table-cell>
          <table:table-cell table:style-name="Tabla1.A1" office:value-type="string">
            <text:p text:style-name="P21">Cambios</text:p>
          </table:table-cell>
          <table:table-cell table:style-name="Tabla1.A1" office:value-type="string">
            <text:p text:style-name="P21">Autor</text:p>
          </table:table-cell>
          <table:table-cell table:style-name="Tabla1.A1" office:value-type="string">
            <text:p text:style-name="P21">Aprobado por</text:p>
          </table:table-cell>
          <table:table-cell table:style-name="Tabla1.A1" office:value-type="string">
            <text:p text:style-name="P21">Estado </text:p>
            <text:p text:style-name="P22"><text:span text:style-name="T6">(</text:span><text:span text:style-name="T7">Borrador, Revisado, Final </text:span><text:span text:style-name="T6">)</text:span></text:p>
          </table:table-cell>
        </table:table-row>
        <table:table-row table:style-name="Tabla1.1">
          <table:table-cell table:style-name="Tabla1.A2" office:value-type="string">
            <text:p text:style-name="P23">1.0</text:p>
          </table:table-cell>
          <table:table-cell table:style-name="Tabla1.A2" office:value-type="string">
            <text:p text:style-name="P23">04/10/2024</text:p>
          </table:table-cell>
          <table:table-cell table:style-name="Tabla1.A2" office:value-type="string">
            <text:p text:style-name="P23">Estructura general doc</text:p>
          </table:table-cell>
          <table:table-cell table:style-name="Tabla1.A2" office:value-type="string">
            <text:p text:style-name="P23">Salazar Martinez Miguel Angel</text:p>
          </table:table-cell>
          <table:table-cell table:style-name="Tabla1.A2" office:value-type="string">
            <text:p text:style-name="P23">Arias Michel Alfredo</text:p>
          </table:table-cell>
          <table:table-cell table:style-name="Tabla1.A2" office:value-type="string">
            <text:p text:style-name="P23">Revisado</text:p>
          </table:table-cell>
        </table:table-row>
        <table:table-row table:style-name="Tabla1.1">
          <table:table-cell table:style-name="Tabla1.A2" office:value-type="string">
            <text:p text:style-name="P23">1.5</text:p>
          </table:table-cell>
          <table:table-cell table:style-name="Tabla1.A2" office:value-type="string">
            <text:p text:style-name="P23">19/10/2024</text:p>
          </table:table-cell>
          <table:table-cell table:style-name="Tabla1.A2" office:value-type="string">
            <text:p text:style-name="P23">Cambios de formato</text:p>
          </table:table-cell>
          <table:table-cell table:style-name="Tabla1.A2" office:value-type="string">
            <text:p text:style-name="P23">Salazar Martinez Miguel Angel</text:p>
          </table:table-cell>
          <table:table-cell table:style-name="Tabla1.A2" office:value-type="string">
            <text:p text:style-name="P23">Arias Michel Alfredo</text:p>
          </table:table-cell>
          <table:table-cell table:style-name="Tabla1.A2" office:value-type="string">
            <text:p text:style-name="P23">Revisado</text:p>
          </table:table-cell>
        </table:table-row>
        <table:table-row table:style-name="Tabla1.1">
          <table:table-cell table:style-name="Tabla1.A2" office:value-type="string">
            <text:p text:style-name="P23">2.0</text:p>
          </table:table-cell>
          <table:table-cell table:style-name="Tabla1.A2" office:value-type="string">
            <text:p text:style-name="P23">04/11/2024</text:p>
          </table:table-cell>
          <table:table-cell table:style-name="Tabla1.A2" office:value-type="string">
            <text:p text:style-name="P23">Llenado de contenido</text:p>
          </table:table-cell>
          <table:table-cell table:style-name="Tabla1.A2" office:value-type="string">
            <text:p text:style-name="P23">Salazar Martinez Miguel Angel</text:p>
          </table:table-cell>
          <table:table-cell table:style-name="Tabla1.E4">
            <text:p text:style-name="P24"/>
          </table:table-cell>
          <table:table-cell table:style-name="Tabla1.E4">
            <text:p text:style-name="P24"/>
          </table:table-cell>
        </table:table-row>
        <table:table-row table:style-name="Tabla1.1">
          <table:table-cell table:style-name="Tabla1.A2" office:value-type="string">
            <text:p text:style-name="P23"/>
          </table:table-cell>
          <table:table-cell table:style-name="Tabla1.E4">
            <text:p text:style-name="P24"/>
          </table:table-cell>
          <table:table-cell table:style-name="Tabla1.E4">
            <text:p text:style-name="P24"/>
          </table:table-cell>
          <table:table-cell table:style-name="Tabla1.E4">
            <text:p text:style-name="P24"/>
          </table:table-cell>
          <table:table-cell table:style-name="Tabla1.E4">
            <text:p text:style-name="P24"/>
          </table:table-cell>
          <table:table-cell table:style-name="Tabla1.E4">
            <text:p text:style-name="P24"/>
          </table:table-cell>
        </table:table-row>
        <table:table-row table:style-name="Tabla1.1">
          <table:table-cell table:style-name="Tabla1.A6" office:value-type="string">
            <text:p text:style-name="P23"/>
          </table:table-cell>
          <table:table-cell table:style-name="Tabla1.B6">
            <text:p text:style-name="P24"/>
          </table:table-cell>
          <table:table-cell table:style-name="Tabla1.B6">
            <text:p text:style-name="P24"/>
          </table:table-cell>
          <table:table-cell table:style-name="Tabla1.B6">
            <text:p text:style-name="P24"/>
          </table:table-cell>
          <table:table-cell table:style-name="Tabla1.B6">
            <text:p text:style-name="P24"/>
          </table:table-cell>
          <table:table-cell table:style-name="Tabla1.B6">
            <text:p text:style-name="P24"/>
          </table:table-cell>
        </table:table-row>
      </table:table>
      <text:p text:style-name="P19"/>
      <text:p text:style-name="P25"/>
      <text:p text:style-name="P25"/>
      <text:p text:style-name="P19"><text:span text:style-name="Strong_20_Emphasis">Firmas de Aprobación</text:span>: </text:p>
      <text:h text:style-name="P26" text:outline-level="2"/>
      <text:h text:style-name="P27" text:outline-level="2"><text:bookmark-start text:name="__RefHeading___Toc467_1829542481"/>1.2. Alcance <text:s/><text:bookmark-end text:name="__RefHeading___Toc467_1829542481"/></text:h>
      <text:p text:style-name="Text_20_body"><text:span text:style-name="T3">El propósito de este Plan Maestro de Pruebas es definir el alcance, los objetivos y las limitaciones del esfuerzo de pruebas de la </text:span><text:span text:style-name="Strong_20_Emphasis"><text:span text:style-name="T3">Gama Web Platform</text:span></text:span><text:span text:style-name="T3">. Esta plataforma utiliza GAMA en modo "headless" para ejecutar simulaciones de modelos específicos, con un backend en Django encargado de procesar y enviar los resultados al cliente. La aplicación de pruebas asegura la integridad y funcionalidad de los procesos de simulación y comunicación de resultados.</text:span></text:p>
      <text:p text:style-name="Text_20_body"><text:span text:style-name="Strong_20_Emphasis"><text:span text:style-name="T3">Metodología de Desarrollo y Enfoque de Pruebas</text:span></text:span><text:span text:style-name="T3"><text:line-break/>Se sigue una metodología de desarrollo ágil, específicamente Scrum, donde el trabajo se organiza en sprints y se gestiona con la herramienta Trello. Durante cada sprint, se aplicarán diferentes niveles de pruebas: pruebas unitarias, de módulo y de integración, para asegurar el correcto funcionamiento de cada componente y su integración con el sistema. Las pruebas incluyen enfoques de caja negra y caja blanca, cubriendo tanto la funcionalidad como la lógica interna de los componentes. Asimismo, se generarán reportes de estrés y comportamiento para evaluar la estabilidad del sistema bajo condiciones variables.</text:span></text:p>
      <text:p text:style-name="P3">El enfoque de pruebas en cada sprint asegura una cobertura constante y flexible, permitiendo la identificación y resolución temprana de defectos. Las pruebas seguirán una secuencia específica basada en la prioridad y criticidad de cada nivel, comenzando con las pruebas unitarias y progresando hacia las pruebas de integración, asegurando así una construcción sólida del sistema desde sus módulos individuales hasta el sistema completo.</text:p>
      <text:p text:style-name="Text_20_body"><text:span text:style-name="Strong_20_Emphasis"><text:span text:style-name="T3">Áreas Funcionales a Probar y Excluir</text:span></text:span><text:span text:style-name="T3"><text:line-break/>La ejecución de pruebas cubrirá principalmente los resultados producidos por el motor de simulación GAMA, ya que este opera de manera independiente y no es objeto directo de prueba en esta plataforma. Adicionalmente, las pruebas específicas de UI/UX se reducirán, enfocándose en la funcionalidad básica de la interfaz, sin incluir pruebas exhaustivas de experiencia del usuario. </text:span><text:span text:style-name="T8">Para probar el LLM.</text:span></text:p>
      <text:p text:style-name="Text_20_body"><text:span text:style-name="Strong_20_Emphasis"><text:span text:style-name="T3">Herramientas de Pruebas</text:span></text:span><text:span text:style-name="T3"><text:line-break/>Para la implementación de pruebas unitarias y funcionales, se utilizará Pytest como herramienta principal de pruebas, con la posibilidad de emplear Selenium para pruebas de interfaz en fases avanzadas, en caso de ser necesario.</text:span></text:p>
      <text:p text:style-name="Text_20_body"><text:span text:style-name="Strong_20_Emphasis"><text:span text:style-name="T3">Limitaciones del Esfuerzo de Pruebas</text:span></text:span><text:span text:style-name="T3"><text:line-break/>El esfuerzo de pruebas estará condicionado por las limitaciones del servidor donde se alojará la plataforma, lo cual podría imponer restricciones técnicas o de hardware. Esto implica una dependencia significativa de la disponibilidad y configuración del servidor, afectando potencialmente la ejecución de pruebas de alto rendimiento y carga en función de la capacidad del servidor.</text:span></text:p>
      <text:p text:style-name="P3"/>
      <text:h text:style-name="P28" text:outline-level="2"><text:bookmark-start text:name="__RefHeading___Toc469_1829542481"/><text:soft-page-break/>1.3. Referencias <text:s/><text:bookmark-end text:name="__RefHeading___Toc469_1829542481"/></text:h>
      <text:p text:style-name="P29"/>
      <text:p text:style-name="P29">Las siguientes referencias son aplicables a este Plan Maestro de Pruebas. Las referencias están organizadas en dos categorías: externas (impuestas desde fuera del proyecto) e internas (generadas dentro del proyecto). </text:p>
      <text:h text:style-name="P30" text:outline-level="3"><text:span text:style-name="T9">1.3.1 </text:span>Externas:</text:h>
      <text:p text:style-name="P31"><text:span text:style-name="T10">[] </text:span>IEEE Standard for Software and System Test Documentation, IEEE Std 829-2008, vol., no., pp. 1-150, 18 July 2008, doi: 10.1109/IEEESTD.2008.4578383. </text:p>
      <text:p text:style-name="P32"><text:span text:style-name="T11">[] </text:span><text:span text:style-name="T3">I. Sommerville, </text:span><text:span text:style-name="Emphasis"><text:span text:style-name="T3">Ingeniería de Software</text:span></text:span><text:span text:style-name="T3">, 9ª ed., México: Pearson Educación, 2011, ISBN: 978-607-32-0603-7.</text:span></text:p>
      <text:h text:style-name="P30" text:outline-level="3"><text:span text:style-name="T9">1.3.2 </text:span>Internas:</text:h>
      <text:p text:style-name="P29">[] Software Master Project Management Plan (SMPM), BitDev, 2024.<text:line-break/>[] Software Requirements Specification (SRS), BitDev, 2024.<text:line-break/>[] Software Design Document (SDD), BitDev, 2024. </text:p>
      <text:p text:style-name="P33"><text:s/></text:p>
      <text:h text:style-name="P28" text:outline-level="2"><text:bookmark-start text:name="__RefHeading___Toc471_1829542481"/>1.4. Descripción general del sistema y características clave <text:s/><text:bookmark-end text:name="__RefHeading___Toc471_1829542481"/></text:h>
      <text:p text:style-name="P34"><text:span text:style-name="Strong_20_Emphasis"><text:span text:style-name="T3"/></text:span></text:p>
      <text:p text:style-name="P34"><text:span text:style-name="Strong_20_Emphasis"><text:span text:style-name="T3">Gama Web Platform</text:span></text:span><text:span text:style-name="T3"> tiene como propósito principal permitir la simulación de modelos específicos desde un cliente web, sin necesidad de instalar software adicional. La plataforma está diseñada para ser accesible desde dispositivos móviles, lo que facilita su uso en entornos diversos, asegurando su disponibilidad y accesibilidad en cualquier momento y lugar. El objetivo es ofrecer una herramienta de simulación eficiente que permita a los usuarios ejecutar simulaciones sin la necesidad de interactuar directamente con el código fuente.</text:span></text:p>
      <text:p text:style-name="Text_20_body"><text:span text:style-name="T3">Entre las </text:span><text:span text:style-name="Strong_20_Emphasis"><text:span text:style-name="T3">características clave</text:span></text:span><text:span text:style-name="T3"> de la plataforma, se destacan las siguientes:</text:span></text:p>
      <text:list text:style-name="L1">
        <text:list-item>
          <text:p text:style-name="P35"><text:span text:style-name="Strong_20_Emphasis"><text:span text:style-name="T3">GAMA headless</text:span></text:span><text:span text:style-name="T3">: La plataforma utiliza GAMA headless para realizar las simulaciones de modelos específicos, permitiendo ejecutar estos procesos de manera eficiente en el backend sin requerir una interfaz gráfica.</text:span></text:p>
        </text:list-item>
        <text:list-item>
          <text:p text:style-name="P35"><text:span text:style-name="Strong_20_Emphasis"><text:span text:style-name="T3">Django Backend</text:span></text:span><text:span text:style-name="T3">: El sistema utiliza Django como framework para el backend, manejando la lógica de las simulaciones y proporcionando los resultados a los usuarios a través de una </text:span><text:span text:style-name="Strong_20_Emphasis"><text:span text:style-name="T12">API RESTful</text:span></text:span><text:span text:style-name="T3">. Este backend también maneja la autenticación de usuarios, el control de permisos y el acceso a las simulaciones.</text:span></text:p>
        </text:list-item>
        <text:list-item>
          <text:p text:style-name="P35"><text:soft-page-break/><text:span text:style-name="Strong_20_Emphasis"><text:span text:style-name="T3">Vue.js Frontend</text:span></text:span><text:span text:style-name="T3">: En el frontend, se emplea </text:span><text:span text:style-name="Strong_20_Emphasis"><text:span text:style-name="T12">Vue.js</text:span></text:span><text:span text:style-name="T3"> para crear una interfaz de usuario interactiva, moderna y responsiva, compatible con dispositivos móviles. Esta interfaz permite a los usuarios gestionar y visualizar las simulaciones de manera intuitiva.</text:span></text:p>
        </text:list-item>
        <text:list-item>
          <text:p text:style-name="P35"><text:span text:style-name="Strong_20_Emphasis"><text:span text:style-name="T3">Autenticación y control de acceso</text:span></text:span><text:span text:style-name="T3">: El sistema permite la autenticación de usuarios a través de Django, asignando permisos específicos para acceder a los resultados de las simulaciones y gestionar las solicitudes de ejecución.</text:span></text:p>
        </text:list-item>
        <text:list-item>
          <text:p text:style-name="P35"><text:span text:style-name="Strong_20_Emphasis"><text:span text:style-name="T3">PostgreSQL</text:span></text:span><text:span text:style-name="T3">: Para la gestión y almacenamiento de datos, la plataforma utiliza </text:span><text:span text:style-name="Strong_20_Emphasis"><text:span text:style-name="T12">PostgreSQL</text:span></text:span><text:span text:style-name="T3">, asegurando la integridad y persistencia de los resultados de las simulaciones. Además, se ofrece un historial completo de simulaciones previas, permitiendo a los usuarios consultar resultados anteriores.</text:span></text:p>
        </text:list-item>
        <text:list-item>
          <text:p text:style-name="P35"><text:span text:style-name="Strong_20_Emphasis"><text:span text:style-name="T3">Historial de simulaciones</text:span></text:span><text:span text:style-name="T3">: Los usuarios pueden acceder a un registro detallado de las simulaciones ejecutadas, lo que facilita el seguimiento y análisis de resultados pasados, promoviendo la eficiencia y la transparencia en la gestión de simulaciones.</text:span></text:p>
        </text:list-item>
      </text:list>
      <text:p text:style-name="P3">La plataforma está diseñada para ser escalable, flexible y accesible, cumpliendo con los requisitos de facilidad de uso y eficiencia en el proceso de simulación sin la necesidad de instalar software adicional.</text:p>
      <text:p text:style-name="P3"/>
      <text:h text:style-name="Heading_20_2" text:outline-level="2"><text:bookmark-start text:name="__RefHeading___Toc473_1829542481"/>1.5. Descripción general de las pruebas <text:s/><text:bookmark-end text:name="__RefHeading___Toc473_1829542481"/></text:h>
      <text:p text:style-name="Text_20_body"/>
      <text:p text:style-name="Text_20_body">El <text:span text:style-name="Strong_20_Emphasis"><text:span text:style-name="T13">plan de pruebas</text:span></text:span> para la <text:span text:style-name="Strong_20_Emphasis"><text:span text:style-name="T13">Gama Web Platform</text:span></text:span><text:span text:style-name="T13"> </text:span>se ha diseñado para realizarse en ciclos de <text:span text:style-name="Strong_20_Emphasis"><text:span text:style-name="T13">sprints ágiles</text:span></text:span>, siguiendo el marco de trabajo de <text:span text:style-name="Strong_20_Emphasis"><text:span text:style-name="T13">Scrum</text:span></text:span>. Los sprints están programados desde el <text:span text:style-name="Strong_20_Emphasis"><text:span text:style-name="T13">10 de octubre hasta el 1</text:span></text:span><text:span text:style-name="Strong_20_Emphasis"><text:span text:style-name="T14">1</text:span></text:span><text:span text:style-name="Strong_20_Emphasis"><text:span text:style-name="T13"> de diciembre</text:span></text:span>, permitiendo una ejecución continua y evaluaciones incrementales del sistema. A continuación, se describen los aspectos clave del enfoque de pruebas, incluyendo la organización de pruebas, el calendario de pruebas, el esquema de niveles de integridad, los recursos necesarios, las responsabilidades, así como las herramientas, técnicas y métodos de prueba que se utilizarán.</text:p>
      <text:h text:style-name="Heading_20_4" text:outline-level="4"/>
      <text:p text:style-name="Text_20_body"/>
      <text:h text:style-name="P36" text:outline-level="3"/>
      <text:h text:style-name="P37" text:outline-level="3"><text:bookmark-start text:name="__RefHeading___Toc475_1829542481"/>1.5.1 Organización <text:s/><text:bookmark-end text:name="__RefHeading___Toc475_1829542481"/></text:h>
      <text:p text:style-name="P38">La organización de pruebas se estructurará de manera ágil y colaborativa, alineada con el ciclo de vida del proyecto en Scrum. Cada sprint tendrá asignadas pruebas unitarias, de módulo e integración, con enfoque en la verificación de las funcionalidades clave y la validación del comportamiento general del sistema.</text:p>
      <text:list text:style-name="L2">
        <text:list-item>
          <text:p text:style-name="P39"><text:span text:style-name="Strong_20_Emphasis">Responsables principales</text:span>: El equipo de desarrollo, bajo la supervisión de <text:span text:style-name="Strong_20_Emphasis">Miguel Ángel Salazar Martínez</text:span> (como autor principal y responsable de la integración de las pruebas), será el encargado de ejecutar las pruebas. El equipo de QA y pruebas colaborará directamente con los desarrolladores para asegurar que las pruebas se realicen de manera eficiente y eficaz.</text:p>
        </text:list-item>
      </text:list>
      <text:h text:style-name="Heading_20_3" text:outline-level="3" text:is-list-header="true"><text:bookmark-start text:name="__RefHeading___Toc477_1829542481"/>1.5.2 Calendario maestro de pruebas <text:s/><text:bookmark-end text:name="__RefHeading___Toc477_1829542481"/></text:h>
      <text:p text:style-name="P38">El calendario de pruebas se desarrollará en paralelo con los sprints de desarrollo, de acuerdo con el siguiente esquema:</text:p>
      <text:list text:style-name="L3">
        <text:list-item>
          <text:p text:style-name="P40"><text:span text:style-name="Strong_20_Emphasis">Sprint 1 (10 octubre – 24 octubre)</text:span>: Implementación de pruebas unitarias y de módulo. Validación de las funciones básicas del sistema.</text:p>
        </text:list-item>
        <text:list-item>
          <text:p text:style-name="P40"><text:span text:style-name="Strong_20_Emphasis">Sprint 2 (25 octubre – 7 noviembre)</text:span>: Pruebas de integración. Verificación de la interacción entre las diferentes partes del sistema (backend, frontend, base de datos).</text:p>
        </text:list-item>
        <text:list-item>
          <text:p text:style-name="P40"><text:span text:style-name="Strong_20_Emphasis">Sprint 3 (8 noviembre – 21 noviembre)</text:span>: Continuación de las pruebas de integración y pruebas de caja blanca.</text:p>
        </text:list-item>
        <text:list-item>
          <text:p text:style-name="P41"><text:span text:style-name="Strong_20_Emphasis">Sprint 4 (22 noviembre – 1</text:span><text:span text:style-name="Strong_20_Emphasis"><text:span text:style-name="T15">1</text:span></text:span><text:span text:style-name="Strong_20_Emphasis"> diciembre)</text:span>: Pruebas de sistema y validación de comportamiento. Pruebas de estrés y pruebas de caja negra.</text:p>
        </text:list-item>
      </text:list>
      <text:p text:style-name="P38">Este calendario es flexible y puede ajustarse según la evolución de los resultados de las pruebas y las necesidades del proyecto.</text:p>
      <text:h text:style-name="Heading_20_3" text:outline-level="3"><text:bookmark-start text:name="__RefHeading___Toc479_1829542481"/>1.5.3 Esquema de nivel de integridad <text:s/><text:bookmark-end text:name="__RefHeading___Toc479_1829542481"/></text:h>
      <text:p text:style-name="P38">El sistema empleará un esquema de niveles de integridad para garantizar que todas las pruebas se realicen con el nivel adecuado de rigor según la criticidad de las funcionalidades. Las pruebas de mayor integridad se realizarán en las funcionalidades fundamentales del sistema, como la autenticación de usuarios y la ejecución de simulaciones.</text:p>
      <text:list text:style-name="L4">
        <text:list-item>
          <text:p text:style-name="P42"><text:span text:style-name="Strong_20_Emphasis">Alta integridad</text:span>: Pruebas de autenticación, control de acceso y resultados de simulación.</text:p>
        </text:list-item>
        <text:list-item>
          <text:p text:style-name="P42"><text:span text:style-name="Strong_20_Emphasis">Integridad media</text:span>: Pruebas de integración entre componentes.</text:p>
        </text:list-item>
        <text:list-item>
          <text:p text:style-name="P43"><text:span text:style-name="Strong_20_Emphasis">Baja integridad</text:span>: Pruebas de UI/UX y otras funcionalidades menos críticas.</text:p>
        </text:list-item>
      </text:list>
      <text:h text:style-name="Heading_20_3" text:outline-level="3"><text:bookmark-start text:name="__RefHeading___Toc481_1829542481"/>1.5.4 Resumen de recursos <text:s/><text:bookmark-end text:name="__RefHeading___Toc481_1829542481"/></text:h>
      <text:p text:style-name="P38">Los recursos necesarios para las pruebas incluyen:</text:p>
      <text:list text:style-name="L5">
        <text:list-item>
          <text:p text:style-name="P44"><text:soft-page-break/><text:span text:style-name="Strong_20_Emphasis">Hardware y servidores</text:span>: Dependemos del servidor en el cual se hospedará la plataforma, lo que puede presentar limitaciones técnicas o de hardware.</text:p>
        </text:list-item>
        <text:list-item>
          <text:p text:style-name="P44"><text:span text:style-name="Strong_20_Emphasis">Software</text:span>: <text:span text:style-name="Strong_20_Emphasis">Pytest</text:span> para pruebas unitarias y de integración. <text:span text:style-name="Strong_20_Emphasis">Selenium</text:span> será evaluado para pruebas automatizadas de integración.</text:p>
        </text:list-item>
        <text:list-item>
          <text:p text:style-name="P45"><text:span text:style-name="Strong_20_Emphasis">Ambiente de pruebas</text:span>: El entorno de pruebas se configurará en el contenedor de desarrollo usando Docker y Docker Compose, garantizando la coherencia entre los diferentes entornos.</text:p>
        </text:list-item>
      </text:list>
      <text:h text:style-name="Heading_20_3" text:outline-level="3"><text:bookmark-start text:name="__RefHeading___Toc483_1829542481"/>1.5.5 Responsabilidades <text:s/><text:bookmark-end text:name="__RefHeading___Toc483_1829542481"/></text:h>
      <text:list text:style-name="L6">
        <text:list-item>
          <text:p text:style-name="P46"><text:span text:style-name="Strong_20_Emphasis">Equipo de desarrollo</text:span>: Implementación de las pruebas unitarias y de módulo. Soporte en la ejecución de pruebas de integración.</text:p>
        </text:list-item>
        <text:list-item>
          <text:p text:style-name="P46"><text:span text:style-name="Strong_20_Emphasis">Equipo de QA</text:span>: Diseño, ejecución y documentación de las pruebas de integración, pruebas de sistema y validación de los resultados de las simulaciones.</text:p>
        </text:list-item>
        <text:list-item>
          <text:p text:style-name="P47"><text:span text:style-name="Strong_20_Emphasis">Gerencia de proyecto</text:span>: Supervisión del progreso de las pruebas dentro de los sprints y apoyo en la resolución de problemas.</text:p>
        </text:list-item>
      </text:list>
      <text:h text:style-name="Heading_20_3" text:outline-level="3"><text:bookmark-start text:name="__RefHeading___Toc485_1829542481"/>1.5.6 Herramientas, técnicas, métodos y métricas <text:s/><text:bookmark-end text:name="__RefHeading___Toc485_1829542481"/></text:h>
      <text:list text:style-name="L7">
        <text:list-item>
          <text:p text:style-name="P48"><text:span text:style-name="Strong_20_Emphasis">Herramientas</text:span>:</text:p>
          <text:list>
            <text:list-item>
              <text:p text:style-name="P48"><text:span text:style-name="Strong_20_Emphasis">Pytest</text:span>: Se utilizará para la ejecución de pruebas unitarias e integración.</text:p>
            </text:list-item>
            <text:list-item>
              <text:p text:style-name="P48"><text:span text:style-name="Strong_20_Emphasis">Selenium</text:span>: Evaluación de pruebas automatizadas para la interacción con el frontend (en caso de ser necesario).</text:p>
            </text:list-item>
            <text:list-item>
              <text:p text:style-name="P48"><text:span text:style-name="Strong_20_Emphasis">Docker</text:span>: Para la configuración de los entornos de pruebas y asegurar que las pruebas se ejecuten en condiciones controladas y consistentes.</text:p>
            </text:list-item>
          </text:list>
        </text:list-item>
        <text:list-item>
          <text:p text:style-name="P48"><text:span text:style-name="Strong_20_Emphasis">Técnicas y métodos</text:span>:</text:p>
          <text:list>
            <text:list-item>
              <text:p text:style-name="P48"><text:span text:style-name="Strong_20_Emphasis">Pruebas unitarias</text:span>: Se centrarán en verificar las funciones individuales del sistema.</text:p>
            </text:list-item>
            <text:list-item>
              <text:p text:style-name="P48"><text:span text:style-name="Strong_20_Emphasis">Pruebas de módulo</text:span>: Validación de componentes individuales y su integración con otros módulos.</text:p>
            </text:list-item>
            <text:list-item>
              <text:p text:style-name="P48"><text:span text:style-name="Strong_20_Emphasis">Pruebas de integración</text:span>: Validación de la interacción entre los diferentes componentes del sistema.</text:p>
            </text:list-item>
            <text:list-item>
              <text:p text:style-name="P48"><text:span text:style-name="Strong_20_Emphasis">Pruebas de caja negra y caja blanca</text:span>: Se utilizarán para asegurar que todas las funcionalidades del sistema funcionan correctamente, tanto desde el punto de vista del usuario como a nivel interno del código.</text:p>
            </text:list-item>
            <text:list-item>
              <text:p text:style-name="P49"><text:span text:style-name="Strong_20_Emphasis">Pruebas de estrés</text:span>: Para evaluar el rendimiento del sistema bajo condiciones extremas.</text:p>
            </text:list-item>
          </text:list>
        </text:list-item>
      </text:list>
      <text:h text:style-name="P50" text:outline-level="1"/>
      <text:h text:style-name="P51" text:outline-level="1"><text:bookmark-start text:name="__RefHeading___Toc487_1829542481"/>2. Detalles del Plan Maestro de Pruebas <text:s/><text:bookmark-end text:name="__RefHeading___Toc487_1829542481"/></text:h>
      <text:p text:style-name="P52"/>
      <text:p text:style-name="P52">En esta sección <text:span text:style-name="T16">e listan las distintas pruebas durante el proceso de elaboracion del software, ademas, de listas las especificaciones de cada prueba.</text:span></text:p>
      <text:h text:style-name="Heading_20_2" text:outline-level="2"><text:bookmark-start text:name="__RefHeading___Toc489_1829542481"/>2.1. Procesos de prueba incluyendo la definición de niveles de prueba <text:s/><text:bookmark-end text:name="__RefHeading___Toc489_1829542481"/></text:h>
      <text:p text:style-name="P53">Los niveles de <text:span text:style-name="T17">pruebas</text:span></text:p>
      <text:p text:style-name="P54">pruebas unitarias (componentes):</text:p>
      <text:p text:style-name="P54">Pruebas de integracion (union de componentes):</text:p>
      <text:p text:style-name="P54">Pruebas de sistema (integraciones mas grandes):</text:p>
      <text:p text:style-name="P54">Pruebas de rendimiento (estres y disponibilidad):</text:p>
      <text:p text:style-name="P54">pruebas de seguridad (permisos y usuarios):</text:p>
      <text:p text:style-name="P54">Con distintos indicadores:</text:p>
      <text:p text:style-name="P54">Pendiente:</text:p>
      <text:p text:style-name="P54">Satisfactoria:</text:p>
      <text:p text:style-name="P54">Insatisfactoria:</text:p>
      <text:p text:style-name="P54">Bugs:</text:p>
      <text:p text:style-name="P54">ejemplos:</text:p>
      <text:p text:style-name="P54"/>
      <text:h text:style-name="Heading_20_3" text:outline-level="3"><text:bookmark-start text:name="__RefHeading___Toc491_1829542481"/><text:soft-page-break/>2.1.1 Proceso: Gestión <text:s/><text:bookmark-end text:name="__RefHeading___Toc491_1829542481"/></text:h>
      <text:h text:style-name="Heading_20_4" text:outline-level="4"><text:bookmark-start text:name="__RefHeading___Toc493_1829542481"/>2.1.1.1 Actividad: Gestión del esfuerzo de prueba <text:s/><text:bookmark-end text:name="__RefHeading___Toc493_1829542481"/></text:h>
      <text:h text:style-name="Heading_20_3" text:outline-level="3"><text:bookmark-start text:name="__RefHeading___Toc495_1829542481"/>2.1.2 Proceso: Adquisición <text:s/><text:bookmark-end text:name="__RefHeading___Toc495_1829542481"/></text:h>
      <text:h text:style-name="Heading_20_4" text:outline-level="4"><text:bookmark-start text:name="__RefHeading___Toc497_1829542481"/>2.1.2.1 Actividad: Pruebas de soporte a la adquisición <text:s/><text:bookmark-end text:name="__RefHeading___Toc497_1829542481"/></text:h>
      <text:h text:style-name="Heading_20_3" text:outline-level="3"><text:bookmark-start text:name="__RefHeading___Toc499_1829542481"/>2.1.3 Proceso: Suministro <text:s/><text:bookmark-end text:name="__RefHeading___Toc499_1829542481"/></text:h>
      <text:h text:style-name="Heading_20_4" text:outline-level="4"><text:bookmark-start text:name="__RefHeading___Toc501_1829542481"/>2.1.3.1 Actividad: Planificación de la prueba <text:s/><text:bookmark-end text:name="__RefHeading___Toc501_1829542481"/></text:h>
      <text:h text:style-name="Heading_20_3" text:outline-level="3"><text:bookmark-start text:name="__RefHeading___Toc503_1829542481"/>2.1.4 Proceso: Desarrollo <text:s/><text:bookmark-end text:name="__RefHeading___Toc503_1829542481"/></text:h>
      <text:h text:style-name="Heading_20_4" text:outline-level="4"><text:bookmark-start text:name="__RefHeading___Toc505_1829542481"/>2.1.4.1 Actividad: Concepto <text:s/><text:bookmark-end text:name="__RefHeading___Toc505_1829542481"/></text:h>
      <text:h text:style-name="Heading_20_4" text:outline-level="4"><text:bookmark-start text:name="__RefHeading___Toc507_1829542481"/>2.1.4.2 Actividad: Requisitos <text:s/><text:bookmark-end text:name="__RefHeading___Toc507_1829542481"/></text:h>
      <text:h text:style-name="Heading_20_4" text:outline-level="4"><text:bookmark-start text:name="__RefHeading___Toc509_1829542481"/>2.1.4.3 Actividad: Diseño <text:s/><text:bookmark-end text:name="__RefHeading___Toc509_1829542481"/></text:h>
      <text:h text:style-name="Heading_20_4" text:outline-level="4"><text:bookmark-start text:name="__RefHeading___Toc511_1829542481"/>2.1.4.4 Actividad: Implementación <text:s/><text:bookmark-end text:name="__RefHeading___Toc511_1829542481"/></text:h>
      <text:h text:style-name="Heading_20_4" text:outline-level="4"><text:bookmark-start text:name="__RefHeading___Toc513_1829542481"/>2.1.4.5 Actividad: Pruebas <text:s/><text:bookmark-end text:name="__RefHeading___Toc513_1829542481"/></text:h>
      <text:h text:style-name="Heading_20_4" text:outline-level="4"><text:bookmark-start text:name="__RefHeading___Toc515_1829542481"/>2.1.4.6 Actividad: Instalación/comprobación <text:s/><text:bookmark-end text:name="__RefHeading___Toc515_1829542481"/></text:h>
      <text:h text:style-name="Heading_20_3" text:outline-level="3"><text:bookmark-start text:name="__RefHeading___Toc517_1829542481"/>2.1.5 Proceso: Operación <text:s/><text:bookmark-end text:name="__RefHeading___Toc517_1829542481"/></text:h>
      <text:h text:style-name="Heading_20_4" text:outline-level="4"><text:bookmark-start text:name="__RefHeading___Toc519_1829542481"/>2.1.5.1 Actividad: Pruebas operativas <text:s/><text:bookmark-end text:name="__RefHeading___Toc519_1829542481"/></text:h>
      <text:h text:style-name="Heading_20_3" text:outline-level="3"><text:bookmark-start text:name="__RefHeading___Toc521_1829542481"/>2.1.6 Proceso: Mantenimiento <text:s/><text:bookmark-end text:name="__RefHeading___Toc521_1829542481"/></text:h>
      <text:h text:style-name="Heading_20_4" text:outline-level="4"><text:bookmark-start text:name="__RefHeading___Toc523_1829542481"/>2.1.6.1 Actividad: Pruebas de mantenimiento <text:s/><text:bookmark-end text:name="__RefHeading___Toc523_1829542481"/></text:h>
      <text:h text:style-name="Heading_20_3" text:outline-level="3"><text:bookmark-start text:name="__RefHeading___Toc525_1829542481"/>2.2. Requisitos de documentación de pruebas <text:s/><text:bookmark-end text:name="__RefHeading___Toc525_1829542481"/></text:h>
      <text:h text:style-name="Heading_20_3" text:outline-level="3"><text:bookmark-start text:name="__RefHeading___Toc527_1829542481"/>2.3. Requisitos de administración de pruebas <text:s/><text:bookmark-end text:name="__RefHeading___Toc527_1829542481"/></text:h>
      <text:h text:style-name="Heading_20_3" text:outline-level="3"><text:bookmark-start text:name="__RefHeading___Toc529_1829542481"/>2.4. Requisitos de informes de pruebas <text:s/><text:bookmark-end text:name="__RefHeading___Toc529_1829542481"/></text:h>
      <text:h text:style-name="Heading_20_1" text:outline-level="1"><text:bookmark-start text:name="__RefHeading___Toc531_1829542481"/>3. Generalidades <text:s/><text:bookmark-end text:name="__RefHeading___Toc531_1829542481"/></text:h>
      <text:h text:style-name="Heading_20_3" text:outline-level="3"><text:bookmark-start text:name="__RefHeading___Toc533_1829542481"/>3.1. Glosario <text:s/><text:bookmark-end text:name="__RefHeading___Toc533_1829542481"/></text:h>
      <text:h text:style-name="Heading_20_3" text:outline-level="3"><text:bookmark-start text:name="__RefHeading___Toc535_1829542481"/>3.2. Procedimientos y historial de cambios del documento<text:bookmark-end text:name="__RefHeading___Toc535_1829542481"/></text:h>
      <text:p text:style-name="P55"><text:soft-page-break/><text:span text:style-name="T2"/></text:p>
      <text:p text:style-name="P55"><text:span text:style-name="T2"/></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Norm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MX">
      <number:number number:min-integer-digits="1"/>
    </number:number-style>
    <number:text-style style:name="N10100" number:language="es" number:country="MX">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079eb2" officeooo:paragraph-rsid="00079eb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left>
        <text:p text:style-name="MP1"><text:bookmark-start text:name="PageNumWizard_FOOTER_Estilo de página predeterminado2 Copia 1"/><text:bookmark-start text:name="PageNumWizard_FOOTER_Estilo de página predeterminado2"/><text:page-number text:select-page="current">14</text:page-number><text:bookmark-end text:name="PageNumWizard_FOOTER_Estilo de página predeterminado2 Copia 1"/><text:bookmark-end text:name="PageNumWizard_FOOTER_Estilo de página predeterminado2"/></text:p>
      </style:footer-left>
    </style:master-page>
    <style:master-page style:name="First_20_Page" style:display-name="First Page" style:page-layout-name="Mpm1" draw:style-name="Mdp1" style:next-style-name="Standard">
      <style:footer>
        <text:p text:style-name="MP2">MTP <text:tab/>BitDev <text:tab/>GamaWebPlatform</text:p>
      </style:footer>
    </style:master-page>
    <style:master-page style:name="Index" style:page-layout-name="Mpm1" draw:style-name="Mdp1">
      <style:footer>
        <text:p text:style-name="Footer"/>
      </style:footer>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9T23:05:00.645000000</dc:date>
    <meta:editing-duration>PT5H10M29S</meta:editing-duration>
    <meta:editing-cycles>8</meta:editing-cycles>
    <meta:generator>LibreOffice/24.8.3.2$Windows_X86_64 LibreOffice_project/48a6bac9e7e268aeb4c3483fcf825c94556d9f92</meta:generator>
    <meta:print-date>2024-11-11T11:42:03.093000000</meta:print-date>
    <meta:printed-by>Archivos PDF</meta:printed-by>
    <meta:document-statistic meta:table-count="1" meta:image-count="0" meta:object-count="0" meta:page-count="13" meta:paragraph-count="195" meta:word-count="2251" meta:character-count="15323" meta:non-whitespace-character-count="13192"/>
  </office:meta>
</office:document-meta>
</file>